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9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983b0"/>
    </style:style>
    <style:style style:name="ce14" style:family="table-cell" style:parent-style-name="Default" style:data-style-name="N37">
      <style:table-cell-properties fo:background-color="#5983b0"/>
      <style:text-properties fo:font-weight="normal" style:font-weight-asian="normal" style:font-weight-complex="normal"/>
    </style:style>
    <style:style style:name="ce15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Duration</text:p>
          </table:table-cell>
          <table:table-cell table:style-name="ce10" office:value-type="string" calcext:value-type="string" table:number-columns-spanned="8" table:number-rows-spanned="1">
            <text:p>When</text:p>
          </table:table-cell>
          <table:covered-table-cell table:number-columns-repeated="7"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style-name="ce11" office:value-type="date" office:date-value="2020-05-26" calcext:value-type="date">
            <text:p>05/26/20</text:p>
          </table:table-cell>
          <table:table-cell table:style-name="ce11" office:value-type="date" office:date-value="2020-05-27" calcext:value-type="date">
            <text:p>05/27/20</text:p>
          </table:table-cell>
          <table:table-cell table:style-name="ce11" office:value-type="date" office:date-value="2020-05-28" calcext:value-type="date">
            <text:p>05/28/20</text:p>
          </table:table-cell>
          <table:table-cell table:style-name="ce11" office:value-type="date" office:date-value="2020-05-29" calcext:value-type="date">
            <text:p>05/29/20</text:p>
          </table:table-cell>
          <table:table-cell table:style-name="ce11" office:value-type="date" office:date-value="2020-05-30" calcext:value-type="date">
            <text:p>05/30/20</text:p>
          </table:table-cell>
          <table:table-cell table:style-name="ce11" office:value-type="date" office:date-value="2020-05-31" calcext:value-type="date">
            <text:p>05/31/20</text:p>
          </table:table-cell>
          <table:table-cell table:style-name="ce16" office:value-type="date" office:date-value="2020-06-01" calcext:value-type="date">
            <text:p>06/01/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7" table:number-columns-repeated="2"/>
          <table:table-cell table:style-name="ce12" table:number-columns-repeated="7"/>
          <table:table-cell table:style-name="ce9" table:number-columns-repeated="1014"/>
        </table:table-row>
        <table:table-row table:style-name="ro2">
          <table:table-cell office:value-type="string" calcext:value-type="string">
            <text:p>Meet with Pokemon marketing team to ensure we’re all on same page and right track</text:p>
          </table:table-cell>
          <table:table-cell/>
          <table:table-cell office:value-type="string" calcext:value-type="string">
            <text:p>1 hour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Social media posting</text:p>
          </table:table-cell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Check in with engineering team</text:p>
          </table:table-cell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6" table:number-columns-repeated="2"/>
          <table:table-cell table:style-name="ce11" table:number-columns-repeated="6"/>
          <table:table-cell table:style-name="ce16"/>
          <table:table-cell table:number-columns-repeated="1014"/>
        </table:table-row>
        <table:table-row table:style-name="ro1">
          <table:table-cell table:style-name="ce3" office:value-type="string" calcext:value-type="string">
            <text:p>Day 1</text:p>
          </table:table-cell>
          <table:table-cell table:style-name="ce7" table:number-columns-repeated="2"/>
          <table:table-cell table:style-name="ce12" table:number-columns-repeated="8"/>
          <table:table-cell table:style-name="ce9" table:number-columns-repeated="1013"/>
        </table:table-row>
        <table:table-row table:style-name="ro3">
          <table:table-cell table:style-name="ce5" office:value-type="string" calcext:value-type="string">
            <text:p>Set up Slack groups for separate teams for efficient comms</text:p>
          </table:table-cell>
          <table:table-cell table:style-name="ce8"/>
          <table:table-cell table:style-name="ce8" office:value-type="string" calcext:value-type="string">
            <text:p>10 minutes</text:p>
          </table:table-cell>
          <table:table-cell table:style-name="ce14"/>
          <table:table-cell table:style-name="ce15" table:number-columns-repeated="7"/>
          <table:table-cell table:style-name="ce8" table:number-columns-repeated="1013"/>
        </table:table-row>
        <table:table-row table:style-name="ro1">
          <table:table-cell office:value-type="string" calcext:value-type="string">
            <text:p>Finalize plan with Pokemon team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Choose 10 Pokemon for contest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Send concept for @jinapup to designer and solicit design</text:p>
          </table:table-cell>
          <table:table-cell/>
          <table:table-cell office:value-type="string" calcext:value-type="string">
            <text:p>10 minute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Seek out voiceover talent and agree quotes for 2 minute voiceover</text:p>
          </table:table-cell>
          <table:table-cell/>
          <table:table-cell office:value-type="string" calcext:value-type="string">
            <text:p>2 hour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Agree quotes from video producer, graphic designer and confirmation they can complete tasks in time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Write video script for 2 minute video and send to producer, voiceover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resent website plan to engineering team</text:p>
          </table:table-cell>
          <table:table-cell/>
          <table:table-cell office:value-type="string" calcext:value-type="string">
            <text:p>30 minutes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Create social media accounts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Set up dedicated email address for enquiries</text:p>
          </table:table-cell>
          <table:table-cell/>
          <table:table-cell office:value-type="string" calcext:value-type="string">
            <text:p>10 minutes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2</text:p>
          </table:table-cell>
          <table:table-cell table:style-name="ce9" table:number-columns-repeated="1023"/>
        </table:table-row>
        <table:table-row table:style-name="ro1">
          <table:table-cell office:value-type="string" calcext:value-type="string">
            <text:p>Engineering team build challenge website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gineering team train and test model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rite and upload announcement to $COMPANY website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office:value-type="string" calcext:value-type="string">
            <text:p>Promote announcement via social media and other channels (our own and paid)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eck progress with creative teams (video, graphics, etc)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Jinapup design and give feedback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final Jinapup design and send to video produc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Pokemon make announcement via their channels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Field Q+A from press and public</text:p>
          </table:table-cell>
          <table:table-cell/>
          <table:table-cell office:value-type="string" calcext:value-type="string">
            <text:p>Ongoing</text:p>
          </table:table-cell>
          <table:table-cell/>
          <table:table-cell table:style-name="ce13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Receive and give feedback on voiceov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3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Receive final voiceover and send to video editor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and give feedback on video visuals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Video producer makes edits and adds voiceover(s)</text:p>
          </table:table-cell>
          <table:table-cell/>
          <table:table-cell office:value-type="string" calcext:value-type="string">
            <text:p>4 h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final video, upload to channels</text:p>
          </table:table-cell>
          <table:table-cell/>
          <table:table-cell office:value-type="string" calcext:value-type="string">
            <text:p>2 ho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 in with engineering team, share visuals (e.g. Jinapup)</text:p>
          </table:table-cell>
          <table:table-cell/>
          <table:table-cell office:value-type="string" calcext:value-type="string">
            <text:p>1-2 hours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6T11:48:36.561332601</meta:creation-date>
    <dc:date>2020-05-26T15:11:20.316955216</dc:date>
    <meta:editing-duration>PT2H49M22S</meta:editing-duration>
    <meta:editing-cycles>2</meta:editing-cycles>
    <meta:generator>LibreOffice/6.3.6.2$Linux_X86_64 LibreOffice_project/30$Build-2</meta:generator>
    <meta:document-statistic meta:table-count="1" meta:cell-count="69" meta:object-count="0"/>
  </office:meta>
</office:document-meta>
</file>